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4.29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3.764cm"/>
    </style:style>
    <style:style style:name="co9" style:family="table-column">
      <style:table-column-properties fo:break-before="auto" style:column-width="3.332cm"/>
    </style:style>
    <style:style style:name="co10" style:family="table-column">
      <style:table-column-properties fo:break-before="auto" style:column-width="4.752cm"/>
    </style:style>
    <style:style style:name="co11" style:family="table-column">
      <style:table-column-properties fo:break-before="auto" style:column-width="1.974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1.81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Pixel Value</text:p>
          </table:table-cell>
          <table:table-cell table:style-name="ce1" office:value-type="string">
            <text:p>Cirrus Confidence</text:p>
          </table:table-cell>
          <table:table-cell table:style-name="ce1" office:value-type="string">
            <text:p>Snow/Ice Confidence</text:p>
          </table:table-cell>
          <table:table-cell table:style-name="ce1" office:value-type="string">
            <text:p>Cloud Shadow Confidence</text:p>
          </table:table-cell>
          <table:table-cell table:style-name="ce1" office:value-type="string">
            <text:p>Cloud Confidence</text:p>
          </table:table-cell>
          <table:table-cell table:style-name="ce1" office:value-type="string">
            <text:p>Cloud</text:p>
          </table:table-cell>
          <table:table-cell table:style-name="ce1" office:value-type="string">
            <text:p>Radiometric Saturation</text:p>
          </table:table-cell>
          <table:table-cell table:style-name="ce1" office:value-type="string">
            <text:p>Terrain Occlusion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Pixel Descript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0">
            <text:p>0</text:p>
          </table:table-cell>
          <table:table-cell table:number-columns-repeated="8" table:style-name="ce2" office:value-type="string">
            <text:p>Not Determined</text:p>
          </table:table-cell>
          <table:table-cell table:style-name="ce2" office:value-type="string">
            <text:p>Not determined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1">
            <text:p>1</text:p>
          </table:table-cell>
          <table:table-cell table:number-columns-repeated="7" table:style-name="ce2" office:value-type="string">
            <text:p>Not Determined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Fill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">
            <text:p>2</text:p>
          </table:table-cell>
          <table:table-cell table:number-columns-repeated="6" table:style-name="ce2" office:value-type="string">
            <text:p>Not Determined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errain occlus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20">
            <text:p>2720</text:p>
          </table:table-cell>
          <table:table-cell table:number-columns-repeated="4" table:style-name="ce2" office:value-type="string">
            <text:p>Low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lear terrai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22">
            <text:p>2722</text:p>
          </table:table-cell>
          <table:table-cell table:number-columns-repeated="4" table:style-name="ce2" office:value-type="string">
            <text:p>Low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errain occlus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724">
            <text:p>2724</text:p>
          </table:table-cell>
          <table:table-cell table:number-columns-repeated="4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ear terrain with som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728">
            <text:p>2728</text:p>
          </table:table-cell>
          <table:table-cell table:number-columns-repeated="4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ear terrain with moderat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732">
            <text:p>2732</text:p>
          </table:table-cell>
          <table:table-cell table:number-columns-repeated="4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ear terrain with frequent saturat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2">
            <text:p>2752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Medium confidence cloud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756">
            <text:p>2756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Medium confidence cloud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760">
            <text:p>2760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Medium confidence cloud with som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764">
            <text:p>2764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Medium confidence cloud with moderate saturation</text:p>
          </table:table-cell>
          <table:table-cell table:number-columns-repeated="1014"/>
        </table:table-row>
        <table:table-row table:style-name="ro2">
          <table:table-cell table:style-name="ce2" office:value-type="float" office:value="2800">
            <text:p>2800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High confidence cloud</text:p>
          </table:table-cell>
          <table:table-cell table:number-columns-repeated="1014"/>
        </table:table-row>
        <table:table-row table:style-name="ro1">
          <table:table-cell table:style-name="ce2" office:value-type="float" office:value="2804">
            <text:p>2804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High confidence cloud with some saturation</text:p>
          </table:table-cell>
          <table:table-cell table:number-columns-repeated="1014"/>
        </table:table-row>
        <table:table-row table:style-name="ro1">
          <table:table-cell table:style-name="ce2" office:value-type="float" office:value="2808">
            <text:p>2808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High confidence cloud with moderate saturation</text:p>
          </table:table-cell>
          <table:table-cell table:number-columns-repeated="1014"/>
        </table:table-row>
        <table:table-row table:style-name="ro1">
          <table:table-cell table:style-name="ce2" office:value-type="float" office:value="2812">
            <text:p>2812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High confidence cloud with frequent saturat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2976">
            <text:p>2976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loud shadow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980">
            <text:p>2980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oud shadow with som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984">
            <text:p>2984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oud shadow with moderat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2988">
            <text:p>2988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oud shadow with frequent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3008">
            <text:p>3008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loud shadow, medium confidence cloud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3012">
            <text:p>3012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oud shadow, medium confidence cloud with som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3016">
            <text:p>3016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oud shadow, medium confidence cloud with moderat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3020">
            <text:p>3020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oud shadow, medium confidence cloud with frequent saturat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3744">
            <text:p>3744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Snow/ice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3748">
            <text:p>3748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Snow/ice with som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3752">
            <text:p>3752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Snow/ice with moderat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3756">
            <text:p>3756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Snow/ice with frequent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3776">
            <text:p>3776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Snow/ice, medium confidence cloud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3780">
            <text:p>3780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Snow/ice, medium confidence cloud with som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3784">
            <text:p>3784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Snow/ice, medium confidence cloud with moderat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3788">
            <text:p>3788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Snow/ice, medium confidence cloud with frequent saturat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6816">
            <text:p>6816</text:p>
          </table:table-cell>
          <table:table-cell table:style-name="ce2" office:value-type="string">
            <text:p>High</text:p>
          </table:table-cell>
          <table:table-cell table:number-columns-repeated="3" table:style-name="ce2" office:value-type="string">
            <text:p>Low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irrus cloud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6820">
            <text:p>6820</text:p>
          </table:table-cell>
          <table:table-cell table:style-name="ce2" office:value-type="string">
            <text:p>High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 with som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6824">
            <text:p>6824</text:p>
          </table:table-cell>
          <table:table-cell table:style-name="ce2" office:value-type="string">
            <text:p>High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 with moderat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6828">
            <text:p>6828</text:p>
          </table:table-cell>
          <table:table-cell table:style-name="ce2" office:value-type="string">
            <text:p>High</text:p>
          </table:table-cell>
          <table:table-cell table:number-columns-repeated="3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 with frequent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6848">
            <text:p>6848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irrus cloud, medium confidence cloud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6852">
            <text:p>6852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medium confidence cloud with som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6856">
            <text:p>6856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medium confidence cloud with moderat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6860">
            <text:p>6860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medium confidence cloud with frequent saturation</text:p>
          </table:table-cell>
          <table:table-cell table:number-columns-repeated="1014"/>
        </table:table-row>
        <table:table-row table:style-name="ro1">
          <table:table-cell table:style-name="ce2" office:value-type="float" office:value="6896">
            <text:p>6896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Cirrus cloud, high confidence cloud</text:p>
          </table:table-cell>
          <table:table-cell table:number-columns-repeated="1014"/>
        </table:table-row>
        <table:table-row table:style-name="ro3">
          <table:table-cell table:style-name="ce2" office:value-type="float" office:value="6900">
            <text:p>6900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high confidence cloud with some saturation</text:p>
          </table:table-cell>
          <table:table-cell table:number-columns-repeated="1014"/>
        </table:table-row>
        <table:table-row table:style-name="ro3">
          <table:table-cell table:style-name="ce2" office:value-type="float" office:value="6904">
            <text:p>6904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high confidence cloud with moderate saturation</text:p>
          </table:table-cell>
          <table:table-cell table:number-columns-repeated="1014"/>
        </table:table-row>
        <table:table-row table:style-name="ro3">
          <table:table-cell table:style-name="ce2" office:value-type="float" office:value="6908">
            <text:p>6908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high confidence cloud with frequent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7072">
            <text:p>7072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irrus cloud, cloud shadow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076">
            <text:p>7076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cloud shadow with som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080">
            <text:p>7080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cloud shadow with moderat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084">
            <text:p>7084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cloud shadow with frequent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104">
            <text:p>7104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irrus cloud, cloud shadow, medium cloud confidence</text:p>
          </table:table-cell>
          <table:table-cell table:number-columns-repeated="1014"/>
        </table:table-row>
        <table:table-row table:style-name="ro4" table:visibility="filter">
          <table:table-cell table:style-name="ce2" office:value-type="float" office:value="7108">
            <text:p>7108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cloud shadow, medium cloud confidence with some saturation</text:p>
          </table:table-cell>
          <table:table-cell table:number-columns-repeated="1014"/>
        </table:table-row>
        <table:table-row table:style-name="ro4" table:visibility="filter">
          <table:table-cell table:style-name="ce2" office:value-type="float" office:value="7112">
            <text:p>7112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cloud shadow, medium cloud confidence with moderate saturation</text:p>
          </table:table-cell>
          <table:table-cell table:number-columns-repeated="1014"/>
        </table:table-row>
        <table:table-row table:style-name="ro4" table:visibility="filter">
          <table:table-cell table:style-name="ce2" office:value-type="float" office:value="7116">
            <text:p>7116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cloud shadow, medium cloud confidence with frequent saturation</text:p>
          </table:table-cell>
          <table:table-cell table:number-columns-repeated="1014"/>
        </table:table-row>
        <table:table-row table:style-name="ro2" table:visibility="filter">
          <table:table-cell table:style-name="ce2" office:value-type="float" office:value="7840">
            <text:p>7840</text:p>
          </table:table-cell>
          <table:table-cell table:number-columns-repeated="2"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irrus cloud, snow/ice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7844">
            <text:p>7844</text:p>
          </table:table-cell>
          <table:table-cell table:number-columns-repeated="2"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snow/ice with som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7848">
            <text:p>7848</text:p>
          </table:table-cell>
          <table:table-cell table:number-columns-repeated="2"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snow/ice with moderate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7852">
            <text:p>7852</text:p>
          </table:table-cell>
          <table:table-cell table:number-columns-repeated="2" table:style-name="ce2" office:value-type="string">
            <text:p>High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snow/ice with frequent saturation</text:p>
          </table:table-cell>
          <table:table-cell table:number-columns-repeated="1014"/>
        </table:table-row>
        <table:table-row table:style-name="ro1" table:visibility="filter">
          <table:table-cell table:style-name="ce2" office:value-type="float" office:value="7872">
            <text:p>7872</text:p>
          </table:table-cell>
          <table:table-cell table:number-columns-repeated="2"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Cirrus cloud, snow/ice, medium confidence cloud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876">
            <text:p>7876</text:p>
          </table:table-cell>
          <table:table-cell table:number-columns-repeated="2"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-2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snow/ice, medium confidence cloud with som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880">
            <text:p>7880</text:p>
          </table:table-cell>
          <table:table-cell table:number-columns-repeated="2"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3-4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snow/ice, medium confidence cloud with moderate saturation</text:p>
          </table:table-cell>
          <table:table-cell table:number-columns-repeated="1014"/>
        </table:table-row>
        <table:table-row table:style-name="ro3" table:visibility="filter">
          <table:table-cell table:style-name="ce2" office:value-type="float" office:value="7884">
            <text:p>7884</text:p>
          </table:table-cell>
          <table:table-cell table:number-columns-repeated="2"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5+ band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irrus cloud, snow/ice, medium confidence cloud with frequent saturation</text:p>
          </table:table-cell>
          <table:table-cell table:number-columns-repeated="1014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1" table:target-range-address="Sheet1.A1:Sheet1.J61" table:display-filter-buttons="true">
          <table:filter>
            <table:filter-condition table:field-number="5" table:value="Ye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8/02/2018</text:date>, <text:time>17:2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7:22:10</dc:date>
    <dc:creator>Roger Hyam</dc:creator>
    <meta:document-statistic meta:table-count="1" meta:cell-count="610" meta:object-count="0"/>
    <meta:generator>OpenOffice/4.1.1$Unix OpenOffice.org_project/411m6$Build-9775</meta:generator>
  </office:meta>
</office:document-meta>
</file>